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Heading_20_1">
      <style:paragraph-properties fo:margin-top="0.3335in" fo:margin-bottom="0.0835in" loext:contextual-spacing="false" fo:line-height="100%" fo:keep-together="auto" fo:keep-with-next="auto"/>
    </style:style>
    <style:style style:name="P10" style:family="paragraph" style:parent-style-name="Heading_20_1" style:master-page-name="Standard">
      <style:paragraph-properties fo:margin-top="0.3335in" fo:margin-bottom="0.0835in" loext:contextual-spacing="false" fo:line-height="100%" fo:keep-together="auto" style:page-number="1" fo:keep-with-next="auto"/>
    </style:style>
    <style:style style:name="P11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3pt" fo:font-weight="bold" style:font-size-asian="23pt" style:font-weight-asian="bold" style:font-size-complex="23pt" style:font-weight-complex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2lbixhi4mh8p"/><text:span text:style-name="T1">🖥️ Pantallas</text:span></text:p>
      <text:list xml:id="list1708190023" text:style-name="WWNum2">
        <text:list-item>
          <text:p text:style-name="P1">Login</text:p>
        </text:list-item>
        <text:list-item>
          <text:p text:style-name="P4">Pantalla principal (catálogo + cesta + header)</text:p>
        </text:list-item>
      </text:list>
      <text:p text:style-name="Standard"><draw:rect text:anchor-type="as-char" style:rel-width="100%" draw:z-index="0" draw:style-name="gr1" draw:text-style-name="P11" svg:width="0.0012in" svg:height="0.0213in"><text:p/></draw:rect></text:p>
      <text:p text:style-name="P9"><text:bookmark text:name="_h21x5jlk4s2w"/><text:span text:style-name="T1">🧩 Componentes</text:span></text:p>
      <text:list xml:id="list1002079653" text:style-name="WWNum1">
        <text:list-item>
          <text:p text:style-name="P2">Inputs: usuario, contraseña</text:p>
        </text:list-item>
        <text:list-item>
          <text:p text:style-name="P7">Botón: aceptar</text:p>
        </text:list-item>
        <text:list-item>
          <text:p text:style-name="P7">Saldo y foto</text:p>
        </text:list-item>
        <text:list-item>
          <text:p text:style-name="P7">Lista de juegos (título, precio, agregar)</text:p>
        </text:list-item>
        <text:list-item>
          <text:p text:style-name="P5">Cesta (juegos, cantidad, eliminar, total, comprar)</text:p>
        </text:list-item>
      </text:list>
      <text:p text:style-name="Standard"><draw:rect text:anchor-type="as-char" style:rel-width="100%" draw:z-index="1" draw:style-name="gr1" draw:text-style-name="P11" svg:width="0.0012in" svg:height="0.0213in"><text:p/></draw:rect></text:p>
      <text:p text:style-name="P9"><text:bookmark text:name="_avm9bri88xm9"/><text:span text:style-name="T1">⚙️ Funcionalidades</text:span></text:p>
      <text:list xml:id="list3912622056" text:style-name="WWNum3">
        <text:list-item>
          <text:p text:style-name="P3">Iniciar sesión</text:p>
        </text:list-item>
        <text:list-item>
          <text:p text:style-name="P8">Ver catálogo</text:p>
        </text:list-item>
        <text:list-item>
          <text:p text:style-name="P8">Agregar/eliminar juegos</text:p>
        </text:list-item>
        <text:list-item>
          <text:p text:style-name="P8">Modificar cantidad</text:p>
        </text:list-item>
        <text:list-item>
          <text:p text:style-name="P8">Calcular total</text:p>
        </text:list-item>
        <text:list-item>
          <text:p text:style-name="P8">Comprar</text:p>
        </text:list-item>
        <text:list-item>
          <text:p text:style-name="P6">Ver y usar saldo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9" meta:word-count="63" meta:character-count="354" meta:non-whitespace-character-count="322"/>
    <meta:generator>LibreOfficeDev/6.0.5.2$Linux_X86_64 LibreOffice_project/</meta:generator>
  </office:meta>
</office:document-meta>
</file>